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2" draw:style-name="gr1" draw:text-style-name="P1" svg:width="0.743cm" svg:height="0.374cm" draw:transform="rotate (1.56014981835773) translate (19.911cm 4.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7" draw:style-name="gr1" draw:text-style-name="P1" svg:width="0.743cm" svg:height="0.374cm" draw:transform="rotate (-1.55055050747176) translate (11.638cm 1.1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name="シェイプ 5" draw:style-name="gr1" draw:text-style-name="P1" svg:width="0.743cm" svg:height="0.374cm" draw:transform="rotate (-3.138276528011) translate (10.766cm 5.34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4" draw:name="線 3" draw:style-name="gr2" draw:text-style-name="P2" svg:x1="18.035cm" svg:y1="1.541cm" svg:x2="20.265cm" svg:y2="1.541cm">
            <text:p/>
          </draw:line>
          <draw:line draw:z-index="5" draw:name="線 4" draw:style-name="gr2" draw:text-style-name="P2" svg:x1="13.546cm" svg:y1="1.541cm" svg:x2="11.272cm" svg:y2="1.539cm">
            <text:p/>
          </draw:line>
          <draw:line draw:z-index="6" draw:name="線 5" draw:style-name="gr2" draw:text-style-name="P2" svg:x1="10.427cm" svg:y1="4.977cm" svg:x2="10.427cm" svg:y2="6.809cm">
            <text:p/>
          </draw:line>
          <draw:custom-shape draw:z-index="7" draw:name="シェイプ 3" draw:style-name="gr3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シェイプ 4" draw:style-name="gr3" draw:text-style-name="P1" svg:width="0.367cm" svg:height="0.367cm" svg:x="11.664cm" svg:y="1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シェイプ 1" draw:style-name="gr3" draw:text-style-name="P1" svg:width="0.367cm" svg:height="0.367cm" svg:x="10.248cm" svg:y="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" draw:name="垂直線 1" draw:style-name="gr2" draw:text-style-name="P2" svg:x1="18.311cm" svg:y1="1.328cm" svg:x2="18.311cm" svg:y2="1.806cm">
            <text:p/>
          </draw:line>
          <draw:line draw:z-index="11" draw:name="垂直線 4" draw:style-name="gr2" draw:text-style-name="P2" svg:x1="13.27cm" svg:y1="1.329cm" svg:x2="13.27cm" svg:y2="1.807cm">
            <text:p/>
          </draw:line>
          <draw:frame draw:z-index="12" draw:name="埋め込みオブジェクト(OLE) 1" draw:style-name="gr4" draw:text-style-name="P3" svg:width="0.2cm" svg:height="0.47cm" svg:x="20.321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3" draw:name="垂直線 2" draw:style-name="gr2" draw:text-style-name="P2" svg:x1="10.159cm" svg:y1="6.539cm" svg:x2="10.637cm" svg:y2="6.53cm">
            <text:p/>
          </draw:line>
          <draw:line draw:z-index="14" draw:name="線 1" draw:style-name="gr2" draw:text-style-name="P2" svg:x1="11.269cm" svg:y1="4.158cm" svg:x2="20.32cm" svg:y2="4.177cm">
            <text:p/>
          </draw:line>
          <draw:custom-shape draw:z-index="15" draw:name="シェイプ 8" draw:style-name="gr3" draw:text-style-name="P1" svg:width="0.367cm" svg:height="0.367cm" svg:x="19.568cm" svg:y="3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垂直線 3" draw:style-name="gr2" draw:text-style-name="P2" svg:x1="11.956cm" svg:y1="3.929cm" svg:x2="11.956cm" svg:y2="4.407cm">
            <text:p/>
          </draw:lin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管理者テーブル</text:p>
          </table:table-cell>
          <table:table-cell table:number-columns-repeated="2"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注文テーブル</text:p>
          </table:table-cell>
          <table:table-cell table:number-columns-repeated="2"/>
          <table:table-cell office:value-type="string" calcext:value-type="string" table:number-columns-spanned="2" table:number-rows-spanned="1">
            <text:p>会員テーブル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/>
          <table:table-cell table:style-name="ce1" office:value-type="string" calcext:value-type="string">
            <text:p>memb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nagement_id <text:s/>INT</text:p>
          </table:table-cell>
          <table:table-cell table:style-name="ce4"/>
          <table:table-cell/>
          <table:table-cell table:style-name="Default" office:value-type="string" calcext:value-type="string">
            <text:p>sort_id <text:s/>INT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email <text:s/>VARCHAR(100)</text:p>
          </table:table-cell>
          <table:table-cell table:style-name="ce4"/>
          <table:table-cell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text_id <text:s/>INT</text:p>
          </table:table-cell>
          <table:table-cell table:style-name="ce4"/>
          <table:table-cell/>
          <table:table-cell table:style-name="ce2" office:value-type="string" calcext:value-type="string">
            <text:p>name <text:s/>VARCHAR(100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ss <text:s/>VARCHAR(100)</text:p>
          </table:table-cell>
          <table:table-cell table:style-name="ce4"/>
          <table:table-cell/>
          <table:table-cell office:value-type="string" calcext:value-type="string">
            <text:p>ISBN <text:s/>VARCHAR(100)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/>
          <table:table-cell table:style-name="ce2" office:value-type="string" calcext:value-type="string">
            <text:p>email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title <text:s/>VARCHAR(100)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/>
          <table:table-cell table:style-name="ce2" office:value-type="string" calcext:value-type="string">
            <text:p>pa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uthor <text:s/>VARCHAR(100)</text:p>
          </table:table-cell>
          <table:table-cell table:number-columns-repeated="5"/>
          <table:table-cell table:style-name="ce2" office:value-type="string" calcext:value-type="string">
            <text:p>addre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price <text:s/>INT</text:p>
          </table:table-cell>
          <table:table-cell table:number-columns-repeated="5"/>
          <table:table-cell table:style-name="ce2" office:value-type="string" calcext:value-type="string">
            <text:p>tel_no <text:s/>IN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 VARCHAR(100)</text:p>
          </table:table-cell>
          <table:table-cell table:number-columns-repeated="5"/>
          <table:table-cell table:style-name="ce2" office:value-type="string" calcext:value-type="string">
            <text:p>pay 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r_id <text:s/>INT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分類テーブル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sort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ort_id <text:s/>I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p_no <text:s/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15:34:52.27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23T15:40:49.987000000</dc:date>
    <meta:editing-duration>PT2H4M9S</meta:editing-duration>
    <meta:editing-cycles>6</meta:editing-cycles>
    <meta:generator>LibreOffice/7.2.5.2$Windows_X86_64 LibreOffice_project/499f9727c189e6ef3471021d6132d4c694f357e5</meta:generator>
    <meta:document-statistic meta:table-count="1" meta:cell-count="34" meta:object-count="17"/>
  </office:meta>
</office:document-meta>
</file>

<file path=Object 1/content.xml><?xml version="1.0" encoding="utf-8"?>
<math xmlns="http://www.w3.org/1998/Math/MathML" display="block"/>
</file>